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685" officeooo:paragraph-rsid="0000d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GI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19:35.165235185</meta:creation-date>
    <dc:date>2017-09-14T12:20:00.412381284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1.6.2$Linux_X86_64 LibreOffice_project/10m0$Build-2</meta:generator>
  </office:meta>
</office:document-meta>
</file>